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>
            <draw:frame table:end-cell-address="Sheet2.N298" table:end-x="0.697cm" table:end-y="0.026cm" draw:z-index="0" draw:style-name="gr1" svg:width="25.435cm" svg:height="7.124cm" svg:x="0.101cm" svg:y="0.099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7:2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436cm" svg:height="7.125cm" chart:class="chart:line" chart:style-name="ch1">
        <chart:title svg:x="8.035cm" svg:y="0.143cm" chart:style-name="ch2">
          <text:p>Multiresolution Filtering effects (interpolation last)</text:p>
        </chart:title>
        <chart:subtitle svg:x="10.879cm" svg:y="0.788cm" chart:style-name="ch3">
          <text:p>CH: 6, G0=-1, G3=+2</text:p>
        </chart:subtitle>
        <chart:legend chart:legend-position="end" svg:x="23.062cm" svg:y="3.093cm" chart:style-name="ch4"/>
        <chart:plot-area chart:style-name="ch5" table:cell-range-address="Sheet2.A1:Sheet2.B297" svg:x="0.815cm" svg:y="1.381cm" svg:width="21.739cm" svg:height="5.518cm">
          <chart:axis chart:dimension="x" chart:name="primary-x" chart:style-name="ch6">
            <chart:title svg:x="11.124cm" svg:y="6.47cm" chart:style-name="ch7">
              <text:p>Frame/Step</text:p>
            </chart:title>
          </chart:axis>
          <chart:axis chart:dimension="y" chart:name="primary-y" chart:style-name="ch6">
            <chart:title svg:x="0.509cm" svg:y="4.264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